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4.115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800"/>
    </style:style>
    <style:style style:name="ce5" style:family="table-cell" style:parent-style-name="Default">
      <style:table-cell-properties fo:background-color="#b2ebf2"/>
    </style:style>
    <style:style style:name="ce6" style:family="table-cell" style:parent-style-name="Default">
      <style:table-cell-properties fo:background-color="#ff5722"/>
    </style:style>
    <style:style style:name="ce7" style:family="table-cell" style:parent-style-name="Default">
      <style:table-cell-properties fo:background-color="#ff98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572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98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b2ebf2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5722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Bezeichner</text:p>
          </table:table-cell>
          <table:table-cell table:style-name="ce3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10" office:value-type="string" calcext:value-type="string">
            <text:p>Bezeichnung</text:p>
          </table:table-cell>
          <table:table-cell table:style-name="ce3" office:value-type="string" calcext:value-type="string">
            <text:p>Anbieter und Referen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4,C5,C9,C10,C11,C12,C13,C14,C15,C21,C24,C25,C29,C30,C31,C32,C33,C34,C35</text:p>
          </table:table-cell>
          <table:table-cell office:value-type="string" calcext:value-type="string">
            <text:p>C_0603_1608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6,C17,C18,C19,C20</text:p>
          </table:table-cell>
          <table:table-cell office:value-type="string" calcext:value-type="string">
            <text:p>C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3,C22,C2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,C7,C8,C26,C27,C28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G***</text:p>
          </table:table-cell>
          <table:table-cell table:style-name="ce4" office:value-type="string" calcext:value-type="string">
            <text:p>Lauchpad-Logo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GO</text:p>
          </table:table-cell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G***,G***</text:p>
          </table:table-cell>
          <table:table-cell table:style-name="ce4" office:value-type="string" calcext:value-type="string">
            <text:p>raspberry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OGO</text:p>
          </table:table-cell>
          <table:table-cell table:style-name="ce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G***,G***</text:p>
          </table:table-cell>
          <table:table-cell table:style-name="ce4" office:value-type="string" calcext:value-type="string">
            <text:p>Lauchpad-Energia-Logo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OGO</text:p>
          </table:table-cell>
          <table:table-cell table:style-name="ce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PinHeader_2x08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Target Isolation Jumpers</text:p>
          </table:table-cell>
          <table:table-cell table:style-name="ce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J10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DBG_PRGM</text:p>
          </table:table-cell>
          <table:table-cell table:style-name="ce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J11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UART_DBG</text:p>
          </table:table-cell>
          <table:table-cell table:style-name="ce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J12</text:p>
          </table:table-cell>
          <table:table-cell table:style-name="ce5" office:value-type="string" calcext:value-type="string">
            <text:p>PinHeader_2x08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DGB Exp. Header</text:p>
          </table:table-cell>
          <table:table-cell table:style-name="ce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J13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LED 0 EN</text:p>
          </table:table-cell>
          <table:table-cell table:style-name="ce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PinHeader_2x10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LP Header left</text:p>
          </table:table-cell>
          <table:table-cell table:style-name="ce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J3,J6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PWR Header</text:p>
          </table:table-cell>
          <table:table-cell table:style-name="ce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PinHeader_2x10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LP Extension Heder</text:p>
          </table:table-cell>
          <table:table-cell table:style-name="ce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PinHeader_2x10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LP Header right</text:p>
          </table:table-cell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SolderJumper-2_P1.3mm_Bridged_RoundedPad1.0x1.5mm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Jumper</text:p>
          </table:table-cell>
          <table:table-cell table:style-name="ce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J8</text:p>
          </table:table-cell>
          <table:table-cell table:style-name="ce5" office:value-type="string" calcext:value-type="string">
            <text:p>JST-S2B-PH-K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LiPo 3,7V Batt.</text:p>
          </table:table-cell>
          <table:table-cell table:style-name="ce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1008_2520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,R6,R9,R20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,R2,R5,R7,R8,R10,R15,R16,R19</text:p>
          </table:table-cell>
          <table:table-cell office:value-type="string" calcext:value-type="string">
            <text:p>R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1,R22,R23,R2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3,R4,R17,R18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REF**,REF**</text:p>
          </table:table-cell>
          <table:table-cell table:style-name="ce6" office:value-type="string" calcext:value-type="string">
            <text:p>Fiducial_1mm_Mask2mm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Fiducial_1mm_Mask2mm</text:p>
          </table:table-cell>
          <table:table-cell table:style-name="ce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DIPT-118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IPT-118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T-118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KMR2-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CM13SM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_SP3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,U7</text:p>
          </table:table-cell>
          <table:table-cell office:value-type="string" calcext:value-type="string">
            <text:p>WSON-8-1EP_6x5mm_P1.27mm_EP3.4x4.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Q3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2,U8</text:p>
          </table:table-cell>
          <table:table-cell office:value-type="string" calcext:value-type="string">
            <text:p>QFN40P700X700X90-57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20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3x3mm_P0.5mm_EP1.7x1.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29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9142B50C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20B3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9,U10,U11,U12,U13,U14,U15,U16</text:p>
          </table:table-cell>
          <table:table-cell office:value-type="string" calcext:value-type="string">
            <text:p>WS2812B-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2812B-20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-micro-B-Amph-10118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TARGE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USB-micro-B-Amph-10118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PC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TXC_7M-4Pin_3.2x2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MHz</text:p>
          </table:table-cell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M.A2:BOM.AMJ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7T19:19:18.989252112</dc:date>
    <meta:editing-duration>PT3M23S</meta:editing-duration>
    <meta:editing-cycles>1</meta:editing-cycles>
    <meta:generator>LibreOffice/6.4.7.2$Linux_X86_64 LibreOffice_project/40$Build-2</meta:generator>
    <meta:document-statistic meta:table-count="1" meta:cell-count="241" meta:object-count="0"/>
  </office:meta>
</office:document-meta>
</file>